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style:font-name="Segoe UI3" style:font-name-asian="Segoe UI3" style:font-name-complex="Segoe UI3"/>
    </style:style>
    <style:style style:name="T7" style:family="text">
      <style:text-properties style:font-name="Segoe UI2" fo:font-style="italic" style:font-name-asian="Segoe UI3" style:font-style-asian="italic" style:font-name-complex="Segoe UI3" style:font-style-complex="italic"/>
    </style:style>
    <style:style style:name="T8" style:family="text">
      <style:text-properties style:font-name="Segoe UI2" style:font-name-asian="Segoe UI3" style:font-name-complex="Segoe UI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System bezeichnet man eine definierte Menge Materie in einem räumlich begrenzten Bere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off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offenen System kann Materie in das System hinein und heraus transportiert werden – es ist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abgeschloss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abgeschlossenes System ist das Gegenteil eines offenen Systems: Es ist kein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isch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hermisch isoliertes System kann keine Wärme mit seiner Umgebung austauschen – es ist kein Wärmetransport durch die Grenzen des Systems hindurch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vollständig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vollständig isoliertes System hat überhaupt keine Wechselwirkung mit der Außenwelt: weder Materie- noch Wärmeaustausch sind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Wärmereservoi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Wärmereservoir bezeichnet man ein gedachtes idealisiertes System mit <text:span text:style-name="T1">unbegrenzter</text:span> Wärmekapazität, das <text:span text:style-name="T2">bei konstant bleibender Temperatur</text:span> <text:span text:style-name="T1">beliebig viel</text:span> Wärme aufnehmen und abgeb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odynamische Vari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thermodynamische Variablen bezeichnet man die Größen, die den Zustand eines thermodynamischen Systems <text:span text:style-name="T2">im thermischen Gleichgewicht</text:span> vollständig und exakt beschreiben. </text:p>
            <text:p/>
            <text:p>Thermodynamische Variablen sind zum Beispiel Volumen, Druck, Temperatur, Entropie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ustandsgleic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Zustandsgleichung ist eine mathematische Beziehung zwischen den thermodynamischen Variablen (<text:span text:style-name="T3">p</text:span>, <text:span text:style-name="T3">V</text:span>, <text:span text:style-name="T3">T</text:span>, ...) eines Systems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Prozeß in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rozeß ist die Änderung der thermodynamischen Variablen eines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reversibl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reversibler Prozeß kann in beide Richtungen ablaufen, vom Anfangs- zum Endzustand und umge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quasistatisch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quasistatischer Prozeß läuft so langsam ab, daß sich das System dabei zu jedem Zeitpunkt im thermischen Gleichgewicht befindet. Quasistatische Prozesse sind reversibel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irreversiblen Proze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rreversibler Prozeß ist ein Prozeß, der nur in einer Richtung abla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8cm" presentation:class="title" presentation:user-transformed="true">
          <draw:text-box>
            <text:p text:style-name="P1"><text:span text:style-name="T4">Bei welcher Art von Prozeß befindet sich ein System im allgemeinen </text:span><text:span text:style-name="T5">nicht</text:span><text:span text:style-name="T4"> im thermischen Gleichgewicht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Bei irreversibl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4">Was gilt im allgemeinen für die thermodynamischen Variablen bei irreversiblen Prozess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sind nicht definiert, </text:p>
            <text:p>da sich im allgemeinen Systeme, die einen irreversiblen Prozess durchlaufen, zwischen Anfangs- und Endzustand nicht im thermischen Gleichgewicht bef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System, das mit der Umgebung Energie durch Arbeit <text:span text:style-name="T3">W</text:span> oder Wärme <text:span text:style-name="T3">Q</text:span> austauscht, gilt für die innere Energie <text:span text:style-name="T3">U</text:span>:</text:p>
            <text:p/>
            <text:p><text:span text:style-name="T6">Δ</text:span><text:span text:style-name="T7">U</text:span><text:span text:style-name="T8"> = </text:span><text:span text:style-name="T7">Q</text:span><text:span text:style-name="T8"> + </text:span><text:span text:style-name="T7">W</text:span></text:p>
            <text:p/>
            <text:p>Die Energie <text:span text:style-name="T3">U</text:span> ist eine Erhaltungsgröße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10M26S</meta:editing-duration>
    <meta:editing-cycles>8</meta:editing-cycles>
    <meta:generator>LibreOffice/4.3.4.1$Windows_x86 LibreOffice_project/bc356b2f991740509f321d70e4512a6a54c5f243</meta:generator>
    <dc:date>2015-04-08T10:47:18.055000000</dc:date>
    <meta:document-statistic meta:object-count="121"/>
  </office:meta>
</office:document-meta>
</file>